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<text:a xlink:href="mailto:ram@gmail.com" xlink:type="simple">ram@gmail.com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elu</text:p>
          </table:table-cell>
          <table:table-cell office:value-type="string" calcext:value-type="string">
            <text:p><text:a xlink:href="mailto:neelu@gmail.com" xlink:type="simple">neelu@gmail.com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ramesh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4:53:33.844321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4:25:31.054368981</meta:creation-date>
    <dc:date>2022-04-25T14:53:42.282658078</dc:date>
    <meta:editing-duration>PT2M39S</meta:editing-duration>
    <meta:editing-cycles>3</meta:editing-cycles>
    <meta:generator>jOpenDocument/1.3</meta:generator>
  </office:meta>
</office:document-meta>
</file>